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3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4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5" style:family="paragraph" style:parent-style-name="Standard">
      <style:paragraph-properties fo:text-align="start" style:justify-single-word="false"/>
      <style:text-properties officeooo:rsid="0018998f" officeooo:paragraph-rsid="0018998f"/>
    </style:style>
    <style:style style:name="P6" style:family="paragraph" style:parent-style-name="Standard">
      <style:paragraph-properties fo:text-align="start" style:justify-single-word="false"/>
      <style:text-properties officeooo:rsid="001d9566" officeooo:paragraph-rsid="0018998f"/>
    </style:style>
    <style:style style:name="P7" style:family="paragraph" style:parent-style-name="Standard">
      <style:paragraph-properties fo:text-align="start" style:justify-single-word="false"/>
      <style:text-properties officeooo:rsid="00254867" officeooo:paragraph-rsid="00254867"/>
    </style:style>
    <style:style style:name="P8" style:family="paragraph" style:parent-style-name="Standard">
      <style:paragraph-properties fo:text-align="start" style:justify-single-word="false"/>
      <style:text-properties officeooo:rsid="00273edd" officeooo:paragraph-rsid="00273edd"/>
    </style:style>
    <style:style style:name="P9" style:family="paragraph" style:parent-style-name="Standard">
      <style:paragraph-properties fo:text-align="start" style:justify-single-word="false"/>
      <style:text-properties officeooo:rsid="0028e65c" officeooo:paragraph-rsid="0028e65c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548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4</text:span> de Octubre 2018</text:p>
      <text:p text:style-name="P1"/>
      <text:p text:style-name="P1">Francisco Javier <text:span text:style-name="T2">Sánchez</text:span> Temprano <text:span text:style-name="T1">#6481</text:span></text:p>
      <text:p text:style-name="P1"/>
      <text:p text:style-name="P3">LMSXI</text:p>
      <text:p text:style-name="P1"/>
      <text:p text:style-name="P1"/>
      <text:p text:style-name="P4"><text:span text:style-name="T2">Boletín</text:span> <text:span text:style-name="T3">6</text:span></text:p>
      <text:p text:style-name="P7">1-</text:p>
      <text:p text:style-name="P7"/>
      <text:p text:style-name="P5">&lt;?xml version="1.0" encoding="UTF-8"?&gt;</text:p>
      <text:p text:style-name="P5">&lt;!DOCTYPE persona [</text:p>
      <text:p text:style-name="P5"><text:s/>&lt;!ELEMENT persona EMPTY&gt;</text:p>
      <text:p text:style-name="P5"><text:s/>&lt;!ATTLIST persona nombre CDATA #IMPLIED&gt;</text:p>
      <text:p text:style-name="P5">]&gt;</text:p>
      <text:p text:style-name="P5">&lt;persona nombre="03141592E" /&gt;</text:p>
      <text:p text:style-name="P6"/>
      <text:p text:style-name="P6"/>
      <text:p text:style-name="P7">2-</text:p>
      <text:p text:style-name="P7"/>
      <text:p text:style-name="P7">&lt;?xml version="1.0" encoding="UTF-8"?&gt;</text:p>
      <text:p text:style-name="P7">&lt;!DOCTYPE pelicula [</text:p>
      <text:p text:style-name="P7"><text:s/>&lt;!ELEMENT pelicula EMPTY&gt;</text:p>
      <text:p text:style-name="P7"><text:s/>&lt;!ATTLIST pelicula titulo CDATA #IMPLIED&gt;</text:p>
      <text:p text:style-name="P7">]&gt;</text:p>
      <text:p text:style-name="P7">&lt;pelicula titulo="La diligencia"/&gt;</text:p>
      <text:p text:style-name="P7"/>
      <text:p text:style-name="P7"/>
      <text:p text:style-name="P8">3-</text:p>
      <text:p text:style-name="P8"/>
      <text:p text:style-name="P8">&lt;?xml version="1.0" encoding="UTF-8"?&gt;</text:p>
      <text:p text:style-name="P8">&lt;!DOCTYPE cuadros [</text:p>
      <text:p text:style-name="P8"><text:s/>&lt;!ELEMENT cuadros (cuadro*)&gt;</text:p>
      <text:p text:style-name="P8"><text:s/>&lt;!ELEMENT cuadro EMPTY&gt;</text:p>
      <text:p text:style-name="P8"><text:s/>&lt;!ATTLIST cuadro titulo ID #REQUIRED&gt;</text:p>
      <text:p text:style-name="P8"><text:s/>&lt;!ATTLIST cuadro autor CDATA #REQUIRED&gt;</text:p>
      <text:p text:style-name="P8">]&gt;</text:p>
      <text:p text:style-name="P8">&lt;cuadros&gt;</text:p>
      <text:p text:style-name="P8"><text:s/>&lt;cuadro titulo="AdányEva" autor="Alberto Durero" /&gt;</text:p>
      <text:p text:style-name="P8"><text:s/>&lt;cuadro autor="Lucas Cranach, el viejo" titulo="AdányEva2" /&gt;</text:p>
      <text:p text:style-name="P8">&lt;/cuadros&gt;</text:p>
      <text:p text:style-name="P8"/>
      <text:p text:style-name="P8"/>
      <text:p text:style-name="P8">4-</text:p>
      <text:p text:style-name="P8"/>
      <text:p text:style-name="P8">&lt;?xml version="1.0" encoding="UTF-8"?&gt;</text:p>
      <text:p text:style-name="P8">&lt;!DOCTYPE listaCompra [</text:p>
      <text:p text:style-name="P8"><text:s/>&lt;!ELEMENT listaCompra (item*)&gt;</text:p>
      <text:p text:style-name="P8"><text:s/>&lt;!ELEMENT item EMPTY&gt;</text:p>
      <text:p text:style-name="P8"><text:s/>&lt;!ATTLIST item nombre CDATA #REQUIRED&gt;</text:p>
      <text:p text:style-name="P8"><text:s/>&lt;!ATTLIST item cantidad CDATA #REQUIRED&gt;</text:p>
      <text:p text:style-name="P8">]&gt;</text:p>
      <text:p text:style-name="P8"><text:soft-page-break/>&lt;listaCompra&gt;</text:p>
      <text:p text:style-name="P8"><text:s/>&lt;item nombre="leche" cantidad="12 litros" /&gt;</text:p>
      <text:p text:style-name="P8"><text:s/>&lt;item nombre="pan" cantidad="3 barras de cuarto" /&gt;</text:p>
      <text:p text:style-name="P8">&lt;/listaCompra&gt;</text:p>
      <text:p text:style-name="P8"/>
      <text:p text:style-name="P8"/>
      <text:p text:style-name="P8">5-</text:p>
      <text:p text:style-name="P8"/>
      <text:p text:style-name="P8">&lt;?xml version="1.0" encoding="UTF-8"?&gt;</text:p>
      <text:p text:style-name="P8">&lt;!DOCTYPE futbol [</text:p>
      <text:p text:style-name="P8"><text:s/>&lt;!ELEMENT futbol (jugador*)&gt;</text:p>
      <text:p text:style-name="P8"><text:s/>&lt;!ELEMENT jugador EMPTY&gt;</text:p>
      <text:p text:style-name="P8"><text:s/>&lt;!ATTLIST jugador nombre NMTOKENS #REQUIRED&gt;</text:p>
      <text:p text:style-name="P8"><text:s/>&lt;!ATTLIST jugador codigo ID #REQUIRED&gt;</text:p>
      <text:p text:style-name="P8">]&gt;</text:p>
      <text:p text:style-name="P8"><text:s/>&lt;futbol&gt;</text:p>
      <text:p text:style-name="P8">&lt;jugador nombre="Alfredo Di Stéfano" codigo="A1"/&gt;</text:p>
      <text:p text:style-name="P8">&lt;jugador nombre="Edison Arantes do Nascimento Pelé" codigo="A2" /&gt;</text:p>
      <text:p text:style-name="P8">&lt;jugador nombre="Diego Armando Maradona" codigo="A3" /&gt;</text:p>
      <text:p text:style-name="P8">&lt;jugador nombre="Johan Cruyff" codigo="A4" /&gt;</text:p>
      <text:p text:style-name="P8">&lt;/futbol&gt;</text:p>
      <text:p text:style-name="P8"/>
      <text:p text:style-name="P8"/>
      <text:p text:style-name="P8">6-</text:p>
      <text:p text:style-name="P8"/>
      <text:p text:style-name="P8">&lt;?xml version="1.0" encoding="UTF-8"?&gt;</text:p>
      <text:p text:style-name="P8">&lt;!DOCTYPE futbol [</text:p>
      <text:p text:style-name="P8"><text:s/>&lt;!ELEMENT futbol ((jugador|equipo)*)&gt;</text:p>
      <text:p text:style-name="P8"><text:s/>&lt;!ELEMENT jugador EMPTY&gt;</text:p>
      <text:p text:style-name="P8"><text:s/>&lt;!ATTLIST jugador nombre NMTOKENS #REQUIRED&gt;</text:p>
      <text:p text:style-name="P8"><text:s/>&lt;!ATTLIST jugador codigo ID #REQUIRED&gt;</text:p>
      <text:p text:style-name="P8"><text:s/>&lt;!ELEMENT equipo EMPTY&gt;</text:p>
      <text:p text:style-name="P8"><text:s/>&lt;!ATTLIST equipo nombre CDATA #REQUIRED&gt;</text:p>
      <text:p text:style-name="P8"><text:s/>&lt;!ATTLIST equipo jugadores IDREFS #IMPLIED&gt;</text:p>
      <text:p text:style-name="P8">]&gt;</text:p>
      <text:p text:style-name="P8">&lt;futbol&gt;</text:p>
      <text:p text:style-name="P8"><text:s/>&lt;jugador nombre="Alfredo Di Stéfano" codigo="ads"/&gt;</text:p>
      <text:p text:style-name="P8"><text:s/>&lt;jugador nombre="Edison Arantes do Nascimento" codigo="ean" /&gt;</text:p>
      <text:p text:style-name="P8"><text:s/>&lt;jugador nombre="Diego Armando Maradona" codigo="dam" /&gt;</text:p>
      <text:p text:style-name="P8"><text:s/>&lt;jugador nombre="Johan Cruyff" codigo="jc" /&gt;</text:p>
      <text:p text:style-name="P8"><text:s/>&lt;equipo nombre="Società Sportiva Calcio Napoli" jugadores="dam" /&gt;</text:p>
      <text:p text:style-name="P8"><text:s/>&lt;equipo nombre="Futbol Club Barcelona" jugadores="jc <text:s/>dam" /&gt;</text:p>
      <text:p text:style-name="P8">&lt;/futbol&gt;</text:p>
      <text:p text:style-name="P8"/>
      <text:p text:style-name="P8"/>
      <text:p text:style-name="P9">7-</text:p>
      <text:p text:style-name="P9">&lt;?xml version="1.0" encoding="UTF-8"?&gt;</text:p>
      <text:p text:style-name="P9">&lt;!DOCTYPE libro [</text:p>
      <text:p text:style-name="P9"><text:s/>&lt;!ELEMENT libro EMPTY&gt;</text:p>
      <text:p text:style-name="P9"><text:s/>&lt;!ATTLIST libro autor NMTOKENS #REQUIRED&gt;</text:p>
      <text:p text:style-name="P9">]&gt;</text:p>
      <text:p text:style-name="P9">&lt;libro autor="Mario Vargas LLosa" /&gt;</text:p>
      <text:p text:style-name="P9"><text:soft-page-break/>8-</text:p>
      <text:p text:style-name="P9"/>
      <text:p text:style-name="P9">&lt;?xml version="1.0" encoding="UTF-8"?&gt;</text:p>
      <text:p text:style-name="P9">&lt;!DOCTYPE inventores [</text:p>
      <text:p text:style-name="P9"><text:s/>&lt;!ELEMENT inventores (inventor*)&gt;</text:p>
      <text:p text:style-name="P9"><text:s/>&lt;!ELEMENT inventor EMPTY&gt;</text:p>
      <text:p text:style-name="P9"><text:s/>&lt;!ATTLIST inventor invento NMTOKENS #REQUIRED&gt;</text:p>
      <text:p text:style-name="P9"><text:s/>&lt;!ATTLIST inventor nombre NMTOKENS #IMPLIED&gt;</text:p>
      <text:p text:style-name="P9">]&gt;</text:p>
      <text:p text:style-name="P9">&lt;inventores&gt;</text:p>
      <text:p text:style-name="P9"><text:s/>&lt;inventor nombre="Robert Adler" invento="Mando a distancia" /&gt;</text:p>
      <text:p text:style-name="P9"><text:s/>&lt;inventor nombre="Laszlo Josef Biro" invento="Bolígrafo" /&gt;</text:p>
      <text:p text:style-name="P9"><text:s/>&lt;inventor nombre="Josephine Garis Cochran" invento="Lavaplatos" /&gt;</text:p>
      <text:p text:style-name="P9"><text:s/>&lt;inventor invento="Fuego" /&gt;</text:p>
      <text:p text:style-name="P9">&lt;/inventores&gt;</text:p>
      <text:p text:style-name="P9"/>
      <text:p text:style-name="P9"/>
      <text:p text:style-name="P9">9-</text:p>
      <text:p text:style-name="P9"/>
      <text:p text:style-name="P9">&lt;?xml version="1.0" encoding="UTF-8"?&gt;</text:p>
      <text:p text:style-name="P9">&lt;!DOCTYPE cosasPorHacer [</text:p>
      <text:p text:style-name="P9"><text:s/>&lt;!ELEMENT cosasPorHacer (cosa*)&gt;</text:p>
      <text:p text:style-name="P9"><text:s/>&lt;!ELEMENT cosa (#PCDATA)&gt;</text:p>
      <text:p text:style-name="P9"><text:s/>&lt;!ATTLIST cosa fecha CDATA #REQUIRED&gt;</text:p>
      <text:p text:style-name="P9"><text:s/>&lt;!ATTLIST cosa fechaLimite CDATA #REQUIRED&gt;</text:p>
      <text:p text:style-name="P9">]&gt;</text:p>
      <text:p text:style-name="P9">&lt;cosasPorHacer&gt;</text:p>
      <text:p text:style-name="P9"><text:s/>&lt;cosa fecha="20 de febrero de 2011" fechaLimite="1 de marzo de 2011"&gt;</text:p>
      <text:p text:style-name="P9"><text:s/>Preparar ejercicios de DTDs&lt;/cosa&gt;</text:p>
      <text:p text:style-name="P9"><text:s/>&lt;cosa fecha="21 de febrero de 2011" fechaLimite="5 de marzo de 2011"&gt;</text:p>
      <text:p text:style-name="P9"><text:s/>Preparar tema XSLT&lt;/cosa&gt;</text:p>
      <text:p text:style-name="P9">&lt;/cosasPorHacer&gt;</text:p>
      <text:p text:style-name="P9"/>
      <text:p text:style-name="P9"/>
      <text:p text:style-name="P9">10-</text:p>
      <text:p text:style-name="P9"/>
      <text:p text:style-name="P9">&lt;?xml version="1.0" encoding="UTF-8"?&gt;</text:p>
      <text:p text:style-name="P9">&lt;!DOCTYPE resoluciones [</text:p>
      <text:p text:style-name="P9"><text:s/>&lt;!ELEMENT resoluciones (resolucion*)&gt;</text:p>
      <text:p text:style-name="P9"><text:s/>&lt;!ELEMENT resolucion EMPTY&gt;</text:p>
      <text:p text:style-name="P9"><text:s/>&lt;!ATTLIST resolucion nombre NMTOKENS #REQUIRED&gt;</text:p>
      <text:p text:style-name="P9"><text:s/>&lt;!ATTLIST resolucion alto CDATA #REQUIRED&gt;</text:p>
      <text:p text:style-name="P9"><text:s/>&lt;!ATTLIST resolucion ancho CDATA #REQUIRED&gt;</text:p>
      <text:p text:style-name="P9">]&gt;</text:p>
      <text:p text:style-name="P9">&lt;resoluciones&gt;</text:p>
      <text:p text:style-name="P9"><text:s/>&lt;resolucion nombre="VGA" alto="480" ancho="640" /&gt;</text:p>
      <text:p text:style-name="P9"><text:s/>&lt;resolucion nombre="XGA" alto="1024" ancho="768" /&gt;</text:p>
      <text:p text:style-name="P9"><text:s/>&lt;resolucion nombre="HD 1080" alto="1920" ancho="1080" /&gt;</text:p>
      <text:p text:style-name="P9">&lt;/resoluciones&gt;</text:p>
      <text:p text:style-name="P9"/>
      <text:p text:style-name="P9"/>
      <text:p text:style-name="P9"/>
      <text:p text:style-name="P9"><text:soft-page-break/>11-</text:p>
      <text:p text:style-name="P9"/>
      <text:p text:style-name="P9"/>
      <text:p text:style-name="P9">&lt;?xml version="1.0" encoding="UTF-8"?&gt;</text:p>
      <text:p text:style-name="P9">&lt;!DOCTYPE albumesMortadelo [</text:p>
      <text:p text:style-name="P9"><text:s/>&lt;!ELEMENT albumesMortadelo (album*)&gt;</text:p>
      <text:p text:style-name="P9"><text:s/>&lt;!ELEMENT album EMPTY&gt;</text:p>
      <text:p text:style-name="P9"><text:s/>&lt;!ATTLIST album nombre CDATA #REQUIRED&gt;</text:p>
      <text:p text:style-name="P9"><text:s/>&lt;!ATTLIST album fecha (1969|1970|1971|1972|1973|1974) #REQUIRED&gt;</text:p>
      <text:p text:style-name="P9">]&gt;</text:p>
      <text:p text:style-name="P9">&lt;albumesMortadelo&gt;</text:p>
      <text:p text:style-name="P9"><text:s/>&lt;album nombre="El sulfato atómico" fecha="1969"/&gt;</text:p>
      <text:p text:style-name="P9"><text:s/>&lt;album nombre="La caja de diez cerrojos" fecha="1971"/&gt;</text:p>
      <text:p text:style-name="P9"><text:s/>&lt;album nombre="El otro yo del profesor Bacterio" fecha="1973"/&gt;</text:p>
      <text:p text:style-name="P9"><text:s/>&lt;album nombre="Los cacharros majaretas" fecha="1974"/&gt;</text:p>
      <text:p text:style-name="P9">&lt;/albumesMortadel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31M25S</meta:editing-duration>
    <meta:editing-cycles>9</meta:editing-cycles>
    <meta:generator>LibreOffice/6.0.3.2$Linux_X86_64 LibreOffice_project/00m0$Build-2</meta:generator>
    <dc:date>2018-10-25T10:50:24.292922289</dc:date>
    <meta:document-statistic meta:table-count="0" meta:image-count="0" meta:object-count="0" meta:page-count="4" meta:paragraph-count="138" meta:word-count="474" meta:character-count="4166" meta:non-whitespace-character-count="3761"/>
  </office:meta>
</office:document-meta>
</file>